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B47400007358652A7EA8.wmf"/>
  <manifest:file-entry manifest:media-type="" manifest:full-path="Pictures/2000000D000067DF0000552A285E641A.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Table1" style:family="table">
      <style:table-properties style:width="4.4167in" table:align="center" fo:keep-with-next="always" style:writing-mode="lr-tb"/>
    </style:style>
    <style:style style:name="Table1.A" style:family="table-column">
      <style:table-column-properties style:column-width="1.4306in"/>
    </style:style>
    <style:style style:name="Table1.B" style:family="table-column">
      <style:table-column-properties style:column-width="2.9861in"/>
    </style:style>
    <style:style style:name="Table1.1" style:family="table-row">
      <style:table-row-properties style:min-row-height="0.1944in" style:keep-together="true" fo:keep-together="auto"/>
    </style:style>
    <style:style style:name="Table1.A1" style:family="table-cell">
      <style:table-cell-properties style:vertical-align="middle" fo:background-color="transparent" fo:padding-left="0.0833in" fo:padding-right="0.0833in" fo:padding-top="0.0278in" fo:padding-bottom="0.0417in" fo:border-left="0.0007in solid #000000" fo:border-right="none" fo:border-top="0.0007in solid #000000" fo:border-bottom="0.0007in solid #000000">
        <style:background-image/>
      </style:table-cell-properties>
    </style:style>
    <style:style style:name="Table1.B1" style:family="table-cell">
      <style:table-cell-properties style:vertical-align="middle" fo:padding-left="0.0833in" fo:padding-right="0.0833in" fo:padding-top="0.0278in" fo:padding-bottom="0.0417in" fo:border="0.0007in solid #000000"/>
    </style:style>
    <style:style style:name="Table1.2" style:family="table-row">
      <style:table-row-properties style:min-row-height="0.1806in" style:keep-together="true" fo:keep-together="auto"/>
    </style:style>
    <style:style style:name="Table1.A2" style:family="table-cell">
      <style:table-cell-properties fo:padding-left="0.0833in" fo:padding-right="0.0833in" fo:padding-top="0.0278in" fo:padding-bottom="0.0278in" fo:border-left="0.0007in solid #000000" fo:border-right="none" fo:border-top="none" fo:border-bottom="none"/>
    </style:style>
    <style:style style:name="Table1.B2" style:family="table-cell">
      <style:table-cell-properties fo:padding-left="0.0833in" fo:padding-right="0.0833in" fo:padding-top="0.0278in" fo:padding-bottom="0.0278in" fo:border-left="0.0007in solid #000000" fo:border-right="0.0007in solid #000000" fo:border-top="none" fo:border-bottom="none"/>
    </style:style>
    <style:style style:name="Table1.3" style:family="table-row">
      <style:table-row-properties style:min-row-height="0.5139in" style:keep-together="true" fo:keep-together="auto"/>
    </style:style>
    <style:style style:name="Table1.7" style:family="table-row">
      <style:table-row-properties style:min-row-height="0.3472in" style:keep-together="true" fo:keep-together="auto"/>
    </style:style>
    <style:style style:name="Table1.A13" style:family="table-cell">
      <style:table-cell-properties fo:padding-left="0.0833in" fo:padding-right="0.0833in" fo:padding-top="0.0278in" fo:padding-bottom="0.0278in" fo:border-left="0.0007in solid #000000" fo:border-right="none" fo:border-top="none" fo:border-bottom="0.0007in solid #000000"/>
    </style:style>
    <style:style style:name="Table1.B13" style:family="table-cell">
      <style:table-cell-properties fo:padding-left="0.0833in" fo:padding-right="0.0833in" fo:padding-top="0.0278in" fo:padding-bottom="0.0278in" fo:border-left="0.0007in solid #000000" fo:border-right="0.0007in solid #000000" fo:border-top="none" fo:border-bottom="0.0007in solid #000000"/>
    </style:style>
    <style:style style:name="Table2" style:family="table">
      <style:table-properties style:width="6.75in" table:align="center" style:writing-mode="lr-tb"/>
    </style:style>
    <style:style style:name="Table2.A" style:family="table-column">
      <style:table-column-properties style:column-width="6.75in"/>
    </style:style>
    <style:style style:name="Table2.1" style:family="table-row">
      <style:table-row-properties style:min-row-height="3.9306in" style:keep-together="true" fo:keep-together="auto"/>
    </style:style>
    <style:style style:name="Table2.A1" style:family="table-cell">
      <style:table-cell-properties fo:padding="0in" fo:border="none"/>
    </style:style>
    <style:style style:name="Table3" style:family="table">
      <style:table-properties style:width="6.75in" table:align="center" style:writing-mode="lr-tb"/>
    </style:style>
    <style:style style:name="Table3.A" style:family="table-column">
      <style:table-column-properties style:column-width="6.75in"/>
    </style:style>
    <style:style style:name="Table3.1" style:family="table-row">
      <style:table-row-properties style:min-row-height="2.9167in" style:keep-together="true" fo:keep-together="auto"/>
    </style:style>
    <style:style style:name="Table3.A1" style:family="table-cell">
      <style:table-cell-properties fo:padding="0in" fo:border="none"/>
    </style:style>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List">
      <style:paragraph-properties fo:margin-top="0in" fo:margin-bottom="0.0693in" style:line-height-at-least="0.1528in"/>
      <style:text-properties style:font-name="Courier" fo:font-size="9pt" fo:font-weight="bold" style:font-name-asian="Courier" style:font-size-asian="9pt" style:font-weight-asian="bold" style:font-name-complex="Courier" style:font-size-complex="9pt" style:font-weight-complex="bold"/>
    </style:style>
    <style:style style:name="P4" style:family="paragraph" style:parent-style-name="ListCont">
      <style:paragraph-properties fo:margin-top="0in" fo:margin-bottom="0.0693in" style:line-height-at-least="0.1528in"/>
      <style:text-properties style:font-name="Courier" fo:font-size="9pt" fo:font-weight="bold" style:font-name-asian="Courier" style:font-size-asian="9pt" style:font-weight-asian="bold" style:font-name-complex="Courier" style:font-size-complex="9pt" style:font-weight-complex="bold"/>
    </style:style>
    <style:style style:name="P5" style:family="paragraph" style:parent-style-name="GlossaryEntry">
      <style:paragraph-properties fo:margin-top="0in" fo:margin-bottom="0.0693in" style:line-height-at-least="0.1528in"/>
      <style:text-properties style:font-name="Courier" fo:font-size="9pt" style:font-name-asian="Courier" style:font-size-asian="9pt" style:font-name-complex="Courier" style:font-size-complex="9pt"/>
    </style:style>
    <style:style style:name="P6" style:family="paragraph" style:parent-style-name="CellHeading">
      <style:paragraph-properties fo:margin-left="0in" fo:margin-right="0in" fo:margin-top="0in" fo:margin-bottom="0in" style:line-height-at-least="0.1665in" fo:text-align="start" style:justify-single-word="false" fo:text-indent="0in" style:auto-text-indent="false">
        <style:tab-stops/>
      </style:paragraph-properties>
      <style:text-properties fo:color="#000000" style:font-name="Times" fo:font-size="10pt" style:font-name-asian="Times" style:font-size-asian="10pt" style:font-name-complex="Times" style:font-size-complex="10pt"/>
    </style:style>
    <style:style style:name="P7" style:family="paragraph" style:parent-style-name="CellBody">
      <style:paragraph-properties fo:margin-left="0in" fo:margin-right="0in" fo:margin-top="0in" fo:margin-bottom="0in" style:line-height-at-least="0.1528in" fo:text-align="start" style:justify-single-word="false" fo:text-indent="0in" style:auto-text-indent="false">
        <style:tab-stops>
          <style:tab-stop style:position="0.25in"/>
        </style:tab-stops>
      </style:paragraph-properties>
      <style:text-properties fo:color="#000000" style:font-name="Courier" fo:font-size="9pt" fo:letter-spacing="-0.0028in" fo:font-weight="bold" style:font-name-asian="Courier" style:font-size-asian="9pt" style:font-weight-asian="bold" style:font-name-complex="Courier" style:font-size-complex="9pt" style:font-weight-complex="bold"/>
    </style:style>
    <style:style style:name="P8" style:family="paragraph" style:parent-style-name="CellBody">
      <style:paragraph-properties fo:margin-left="0in" fo:margin-right="0in" fo:margin-top="0in" fo:margin-bottom="0in" style:line-height-at-least="0.1665in" fo:text-align="start" style:justify-single-word="false" fo:text-indent="0in" style:auto-text-indent="false">
        <style:tab-stops>
          <style:tab-stop style:position="0.25in"/>
        </style:tab-stops>
      </style:paragraph-properties>
      <style:text-properties fo:color="#000000" style:font-name="Times" fo:font-size="10pt" style:font-name-asian="Times" style:font-size-asian="10pt" style:font-name-complex="Times" style:font-size-complex="10pt"/>
    </style:style>
    <style:style style:name="P9" style:family="paragraph" style:parent-style-name="CellBody">
      <style:paragraph-properties fo:margin-left="0in" fo:margin-right="0in" fo:margin-top="0in" fo:margin-bottom="0in" style:line-height-at-least="0.1528in" fo:text-align="start" style:justify-single-word="false" fo:text-indent="0in" style:auto-text-indent="false">
        <style:tab-stops>
          <style:tab-stop style:position="0.25in"/>
        </style:tab-stops>
      </style:paragraph-properties>
      <style:text-properties style:use-window-font-color="true" style:font-name="Courier" fo:font-size="12pt" style:font-name-asian="Courier" style:font-size-asian="12pt" style:font-name-complex="Courier" style:font-size-complex="12pt"/>
    </style:style>
    <style:style style:name="P10" style:family="paragraph" style:parent-style-name="Table">
      <style:paragraph-properties fo:text-align="center" style:justify-single-word="false"/>
    </style:style>
    <style:style style:name="P11" style:family="paragraph" style:parent-style-name="Illustration">
      <style:paragraph-properties fo:text-align="center" style:justify-single-word="false"/>
    </style:style>
    <style:style style:name="P12" style:family="paragraph" style:parent-style-name="Body" style:master-page-name="Standard">
      <style:paragraph-properties style:page-number="auto"/>
    </style:style>
    <style:style style:name="T1" style:family="text">
      <style:text-properties fo:font-variant="normal" fo:text-transform="none" style:text-position="0% 100%"/>
    </style:style>
    <style:style style:name="T2" style:family="text">
      <style:text-properties text:display="true"/>
    </style:style>
    <style:style style:name="T3" style:family="text">
      <style:text-properties fo:letter-spacing="-0.0028in"/>
    </style:style>
    <style:style style:name="T4" style:family="text">
      <style:text-properties text:display="none"/>
    </style:style>
    <style:style style:name="T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user-field-decls>
        <text:user-field-decl office:value-type="string" office:string-value="9 Oct 07" text:name="SAVEDATE  \@ &quot;M'/'d'/'yy&quot;"/>
      </text:user-field-decls>
      <text:p text:style-name="P12"/>
      <text:h text:style-name="Heading_20_1" text:outline-level="1"><text:reference-mark-start text:name="CmdLangChap"/>Command<text:bookmark-start text:name="RTF330034003700390034003a00"/> Language<text:bookmark-end text:name="RTF330034003700390034003a00"/><text:reference-mark-end text:name="CmdLangChap"/></text:h>
      <text:p text:style-name="Body">The Ski command language is simple, efficient, and easy to learn. It consists of commands you can invoke from the keyboard or from a command file (see "<text:reference-ref text:reference-format="text" text:ref-name="CmdFileChap"/>" on page <text:reference-ref text:reference-format="page" text:ref-name="CmdFileChap"/>). Each command is given with an appropriate set of arguments (some optional) to further qualify the command. Commonly-used commands may be abbreviated as described in "<text:reference-ref text:reference-format="text" text:ref-name="CmdRefApp"/>" on page <text:reference-ref text:reference-format="page" text:ref-name="CmdRefApp"/> <text:s/>and commands may be repeated easily. A limited on-line help facility (the <text:span text:style-name="CodeBold">help</text:span> command) is provided for quick reference. This chapter presents the syntax of the command language. Information about specific commands (command semantics) is in later chapters and in "<text:reference-ref text:reference-format="text" text:ref-name="CmdRefApp"/>" on page <text:reference-ref text:reference-format="page" text:ref-name="CmdRefApp"/>.</text:p>
      <text:h text:style-name="Heading_20_2" text:outline-level="2"><text:bookmark-start text:name="RTF320030003700300036003a00"/><text:reference-mark-start text:name="CmdEntry"/>Command Entry<text:reference-mark-end text:name="CmdEntry"/></text:h>
      <text:p text:style-name="Body"><text:bookmark-end text:name="RTF320030003700300036003a00"/><text:span text:style-name="ItalicTitle">xski</text:span> and <text:span text:style-name="ItalicTitle">ski</text:span> provide similar mechanisms for controlling the simulator. Both provide for direct keyboard entry of commands. In addition, <text:span text:style-name="ItalicTitle">xski</text:span> offers buttons, menus, and the Command History to minimize typing, as described in "<text:reference-ref text:reference-format="text" text:ref-name="SkiMainWin"/>" on page <text:reference-ref text:reference-format="page" text:ref-name="SkiMainWin"/>, and <text:span text:style-name="ItalicTitle">ski</text:span> provides the command repetition mechanism for the same purpose, as described in "<text:reference-ref text:reference-format="text" text:ref-name="SkiCmdWin"/>" on page <text:reference-ref text:reference-format="page" text:ref-name="SkiCmdWin"/><text:span text:style-name="T4">. </text:span>You give a command to Ski by typing the command name at the keyboard followed by operands and the enter/return key. (Use the <text:span text:style-name="CodeBold">help</text:span> command to see a menu of available commands<text:span text:style-name="T2"> </text:span>or <text:span text:style-name="CodeBold">help</text:span> followed by the command name to see the command syntax.) <text:span text:style-name="ItalicTitle">xski</text:span> displays the command you typed in the Command area of the Main Window. <text:span text:style-name="ItalicTitle">ski</text:span> displays the command in the Command Window at the bottom of the screen following the <text:span text:style-name="CodeBold">*</text:span> prompt. Commands are case sensitive. When you hit the enter/return key, Ski acts on your command and updates the screen to reflect any changes caused by the command. For example, the command</text:p>
      <text:p text:style-name="P3"><text:span text:style-name="CodeBold">db</text:span></text:p>
      <text:p text:style-name="Body">causes the Data Window to show the contents of lower addresses in memory.</text:p>
      <text:h text:style-name="Heading_20_2" text:outline-level="2"><text:bookmark-start text:name="RTF340030003100300030003a00"/>Command Arguments<text:bookmark-end text:name="RTF340030003100300030003a00"/></text:h>
      <text:p text:style-name="Body">Some commands, such as <text:span text:style-name="CodeBold">save</text:span>, require additional information. If you don't provide the information, Ski displays an error message. Some commands have optional arguments. As described in "<text:reference-ref text:reference-format="text" text:ref-name="SynConv"/>" on page <text:reference-ref text:reference-format="page" text:ref-name="SynConv"/>, command summaries in this manual show optional arguments surrounded by square brackets <text:span text:style-name="Code">[</text:span><text:span text:style-name="Operand">like this</text:span><text:span text:style-name="Code">]</text:span>. If you don't specify an optional argument, Ski uses a suitable default value. For example,</text:p>
      <text:p text:style-name="P4"><text:span text:style-name="CodeBold">pf 3</text:span></text:p>
      <text:p text:style-name="Body">causes the Program Window to advance three bundles after the last bundle in the Program Window, while</text:p>
      <text:p text:style-name="P4"><text:span text:style-name="CodeBold">pf</text:span></text:p>
      <text:p text:style-name="Body">alone moves the Program Window ahead one windowful. Some arguments can be supplied in a list, one or more times; these are shown by putting a plus sign ("+") after the argument name <text:span text:style-name="Operand">like this</text:span>+. For example, the syntax description for the <text:span text:style-name="CodeBold">=1</text:span> command is:</text:p>
      <text:p text:style-name="P4"><text:span text:style-name="CodeBold">=1</text:span><text:span text:style-name="T3"> </text:span><text:span text:style-name="Operand">address_or_symbol</text:span><text:span text:style-name="T3"> </text:span><text:span text:style-name="Operand">value</text:span><text:span text:style-name="T3">+</text:span></text:p>
      <text:p text:style-name="Body">which suggests that the command</text:p>
      <text:p text:style-name="P4"><text:span text:style-name="CodeBold">=1 __data_start 12 56 90 cd</text:span></text:p>
      <text:p text:style-name="Body">assigns the hexadecimal values 12, 56, 90, and cd to the four bytes starting at the location specified by the symbol <text:span text:style-name="CodeBold">__data_start</text:span>. Brackets and plus signs can be combined, [<text:span text:style-name="Operand">like this</text:span>]+, to signify optional arguments that can be supplied zero or more times.</text:p>
      <text:h text:style-name="Heading_20_2" text:outline-level="2"><text:bookmark-start text:name="RTF330038003700320035003a00"/><text:reference-mark-start text:name="SeqRepAbbr"/>Com<text:bookmark-end text:name="RTF330038003700320035003a00"/>mand Sequences, Repetition, and Abbreviation<text:reference-mark-end text:name="SeqRepAbbr"/></text:h>
      <text:p text:style-name="Body">You can type multiple commands on a single command line by separating the individual commands with semicolons ("<text:span text:style-name="CodeBold">;</text:span>"). This is called a "command sequence". Command sequences make re-executing a series of commands easy, using <text:soft-page-break/>the Command History mechanism of <text:span text:style-name="ItalicTitle">xski</text:span> (see "<text:reference-ref text:reference-format="text" text:ref-name="SkiMainWin"/>" page <text:reference-ref text:reference-format="page" text:ref-name="SkiMainWin"/>) or the command repetition mechanism of <text:span text:style-name="ItalicTitle">ski</text:span> (see "<text:reference-ref text:reference-format="text" text:ref-name="SkiCmdWin"/>" on page <text:reference-ref text:reference-format="page" text:ref-name="SkiCmdWin"/>). For example, you might want to repeatedly execute the commands "<text:span text:style-name="CodeBold">step 100</text:span>" and "<text:span text:style-name="CodeBold">eval my_buffer</text:span>". This pair of commands would execute one hundred instructions and then print the value of (your) variable named "<text:span text:style-name="CodeBold">my_buffer</text:span>". By combining these two commands into one command sequence, i.e., "<text:span text:style-name="CodeBold">step 100 ; eval my_buffer</text:span>", you can use the Command History or command repetition mechanism to run these commands over and over. (The spaces around the semicolon are optional but improve readability.)</text:p>
      <text:p text:style-name="Body">There is no grouping construct in Ski. This can be important when you write command files: when you want to execute commands conditionally using the <text:span text:style-name="CodeBold">if</text:span> command, you cannot use the semicolon to group several commands into the "then" or "else" clauses. Instead, you must use labels and the <text:span text:style-name="CodeBold">goto</text:span> command. The "<text:reference-ref text:reference-format="text" text:ref-name="CmdFileChap"/>" on page <text:reference-ref text:reference-format="page" text:ref-name="CmdFileChap"/> discusses command files in depth.</text:p>
      <text:p text:style-name="Body">Most commands may be abbreviated, some to a single letter. A command may be abbreviated to the shortest prefix which is not also a prefix of a command which precedes it in the command menu. (See "<text:reference-ref text:reference-format="text" text:ref-name="CmdRefApp"/>" on page <text:reference-ref text:reference-format="page" text:ref-name="CmdRefApp"/>.)</text:p>
      <text:h text:style-name="Heading_20_2" text:outline-level="2"><text:bookmark-start text:name="RTF340030003800370032003a00"/><text:reference-mark-start text:name="ArgSpec"/>Argument Specification<text:bookmark-end text:name="RTF340030003800370032003a00"/><text:reference-mark-end text:name="ArgSpec"/></text:h>
      <text:p text:style-name="Body">The arguments which are given with commands are, in general, obvious and natural. The description which follows should clarify those cases which are not. The terms defined here are used in the command summaries throughout the remainder of this manual.</text:p>
      <text:h text:style-name="Heading_20_3" text:outline-level="3"><text:bookmark-start text:name="RTF320037003400370035003a00"/>Numeric Arguments<text:bookmark-end text:name="RTF320037003400370035003a00"/></text:h>
      <text:p text:style-name="Body">Many commands accept numeric arguments. The argument may be an address, a value, an execution count, or some other variable which is best expressed numerically.</text:p>
      <text:h text:style-name="Heading_20_4" text:outline-level="4">Numbers and Counts</text:h>
      <text:p text:style-name="Body">Some commands take arguments that are naturally expressed in hexadecimal: addresses, for example. Other commands take arguments that are naturally expressed in decimal, such as the number of instructions to simulate with the <text:span text:style-name="CodeBold">step</text:span> command. To make using Ski easier, some Ski commands default to interpreting their arguments as (hexadecimal) <text:span text:style-name="Operand">numbers</text:span> and some default to interpreting their arguments as (decimal) <text:span text:style-name="Operand">counts</text:span>. You can always override the default interpretation by specifying a radix override, as described below.</text:p>
      <text:p text:style-name="Body">Hexadecimal digits may be upper or lower case. The default radix may be overridden by preceding the <text:span text:style-name="Operand">number</text:span> or <text:span text:style-name="Operand">count</text:span> with <text:span text:style-name="CodeBold">0D</text:span> or <text:span text:style-name="CodeBold">0d</text:span> for decimal, <text:span text:style-name="CodeBold">0X</text:span> or <text:span text:style-name="CodeBold">0x</text:span> for hexadecimal, <text:span text:style-name="CodeBold">0O</text:span> or <text:span text:style-name="CodeBold">0o</text:span> (zero-oh) for octal, and <text:span text:style-name="CodeBold">0B</text:span> or <text:span text:style-name="CodeBold">0b</text:span> for binary. Since both the decimal and binary prefixes look like hexadecimal, hexadecimal values such as <text:span text:style-name="CodeBold">0d600000</text:span> and <text:span text:style-name="CodeBold">0b100000</text:span> must be specified either with an explicit hexadecimal prefix, as in <text:span text:style-name="CodeBold">0x0d600000</text:span> and <text:span text:style-name="CodeBold">0x0b100000</text:span>, or without the leading <text:span text:style-name="CodeBold">0</text:span>, as in <text:span text:style-name="CodeBold">d600000</text:span> and <text:span text:style-name="CodeBold">b100000</text:span>.</text:p>
      <text:h text:style-name="Heading_20_4" text:outline-level="4"><text:bookmark-start text:name="RTF330033003300300034003a00"/><text:reference-mark-start text:name="CmdExpress"/>Expressions<text:bookmark-end text:name="RTF330033003300300034003a00"/><text:reference-mark-end text:name="CmdExpress"/></text:h>
      <text:p text:style-name="Body">Wherever a <text:span text:style-name="Operand">number</text:span> or <text:span text:style-name="Operand">count</text:span> is needed, you can use a numeric expression instead, with parenthesis as needed for grouping. No spaces are allowed in an expression. In an expression whose result will be used as a <text:span text:style-name="Operand">number</text:span>, numbers not preceded by a radix override are assumed to be hexadecimal. If the result will be used as a <text:span text:style-name="Operand">count</text:span>, numbers not preceded by a radix override are assumed to be decimal. For example, the <text:span text:style-name="CodeBold">step</text:span> command expects a <text:span text:style-name="Operand">count</text:span> operand, so the command</text:p>
      <text:p text:style-name="P4"><text:span text:style-name="CodeBold">step r0+10</text:span></text:p>
      <text:p text:style-name="Body">steps (decimal) ten instructions. On the other hand, the <text:span text:style-name="CodeBold">pj</text:span> command expects an address operand, which is a <text:span text:style-name="Operand">number</text:span>, so the command</text:p>
      <text:p text:style-name="P4"><text:span text:style-name="CodeBold">pj r0+10</text:span></text:p>
      <text:p text:style-name="Body">displays (hexadecimal) address 0x10 in the Program Window. (<text:span text:style-name="CodeBold">r0</text:span> is hardwired to always return a zero when read.)</text:p>
      <text:p text:style-name="Body"><text:soft-page-break/>The available operators are shown in order from higher to lower precedence in <text:sequence-ref text:reference-format="text" text:ref-name="refTable0">Table 1: Ski Simulator Arithmetic and Logic Operators</text:sequence-ref>. Operator precedence rules follow the C language rules.</text:p>
      <table:table table:name="Table1" table:style-name="Table1">
        <table:table-column table:style-name="Table1.A"/>
        <table:table-column table:style-name="Table1.B"/>
        <table:table-header-rows>
          <table:table-row table:style-name="Table1.1">
            <table:table-cell table:style-name="Table1.A1" office:value-type="string">
              <text:p text:style-name="P6">Operator</text:p>
            </table:table-cell>
            <table:table-cell table:style-name="Table1.B1" office:value-type="string">
              <text:p text:style-name="P6">Description</text:p>
            </table:table-cell>
          </table:table-row>
        </table:table-header-rows>
        <table:table-row table:style-name="Table1.2">
          <table:table-cell table:style-name="Table1.A2" office:value-type="string">
            <text:p text:style-name="P7">( )</text:p>
          </table:table-cell>
          <table:table-cell table:style-name="Table1.B2" office:value-type="string">
            <text:p text:style-name="P8">group operators with operands</text:p>
          </table:table-cell>
        </table:table-row>
        <table:table-row table:style-name="Table1.3">
          <table:table-cell table:style-name="Table1.A2" office:value-type="string">
            <text:p text:style-name="P7">! ~ + - *</text:p>
          </table:table-cell>
          <table:table-cell table:style-name="Table1.B2" office:value-type="string">
            <text:p text:style-name="P8">opposite truth value, logical one's complement, unary plus, unary minus, dereference: treat as an address and read eight bytes</text:p>
          </table:table-cell>
        </table:table-row>
        <table:table-row table:style-name="Table1.2">
          <table:table-cell table:style-name="Table1.A2" office:value-type="string">
            <text:p text:style-name="P9"><text:span text:style-name="CodeBold">* /</text:span></text:p>
          </table:table-cell>
          <table:table-cell table:style-name="Table1.B2" office:value-type="string">
            <text:p text:style-name="P8">multiply, divide</text:p>
          </table:table-cell>
        </table:table-row>
        <table:table-row table:style-name="Table1.2">
          <table:table-cell table:style-name="Table1.A2" office:value-type="string">
            <text:p text:style-name="P9"><text:span text:style-name="CodeBold">+ -</text:span></text:p>
          </table:table-cell>
          <table:table-cell table:style-name="Table1.B2" office:value-type="string">
            <text:p text:style-name="P8">add, subtract</text:p>
          </table:table-cell>
        </table:table-row>
        <table:table-row table:style-name="Table1.2">
          <table:table-cell table:style-name="Table1.A2" office:value-type="string">
            <text:p text:style-name="P9"><text:span text:style-name="CodeBold">&lt;&lt; &gt;&gt;</text:span></text:p>
          </table:table-cell>
          <table:table-cell table:style-name="Table1.B2" office:value-type="string">
            <text:p text:style-name="P8">logical left shift, logical right shift</text:p>
          </table:table-cell>
        </table:table-row>
        <table:table-row table:style-name="Table1.7">
          <table:table-cell table:style-name="Table1.A2" office:value-type="string">
            <text:p text:style-name="P9"><text:span text:style-name="CodeBold">&lt; &lt;= &gt; &gt;=</text:span></text:p>
          </table:table-cell>
          <table:table-cell table:style-name="Table1.B2" office:value-type="string">
            <text:p text:style-name="P8">less than, less than or equal to, greater than, greater than or equal to</text:p>
          </table:table-cell>
        </table:table-row>
        <table:table-row table:style-name="Table1.2">
          <table:table-cell table:style-name="Table1.A2" office:value-type="string">
            <text:p text:style-name="P9"><text:span text:style-name="CodeBold">== !=</text:span></text:p>
          </table:table-cell>
          <table:table-cell table:style-name="Table1.B2" office:value-type="string">
            <text:p text:style-name="P8">equal to, not equal to</text:p>
          </table:table-cell>
        </table:table-row>
        <table:table-row table:style-name="Table1.2">
          <table:table-cell table:style-name="Table1.A2" office:value-type="string">
            <text:p text:style-name="P9"><text:span text:style-name="CodeBold">&amp;</text:span></text:p>
          </table:table-cell>
          <table:table-cell table:style-name="Table1.B2" office:value-type="string">
            <text:p text:style-name="P8">bitwise and</text:p>
          </table:table-cell>
        </table:table-row>
        <table:table-row table:style-name="Table1.2">
          <table:table-cell table:style-name="Table1.A2" office:value-type="string">
            <text:p text:style-name="P9"><text:span text:style-name="CodeBold">^</text:span></text:p>
          </table:table-cell>
          <table:table-cell table:style-name="Table1.B2" office:value-type="string">
            <text:p text:style-name="P8">bitwise exclusive or</text:p>
          </table:table-cell>
        </table:table-row>
        <table:table-row table:style-name="Table1.2">
          <table:table-cell table:style-name="Table1.A2" office:value-type="string">
            <text:p text:style-name="P9"><text:span text:style-name="CodeBold">|</text:span></text:p>
          </table:table-cell>
          <table:table-cell table:style-name="Table1.B2" office:value-type="string">
            <text:p text:style-name="P8">bitwise or</text:p>
          </table:table-cell>
        </table:table-row>
        <table:table-row table:style-name="Table1.2">
          <table:table-cell table:style-name="Table1.A2" office:value-type="string">
            <text:p text:style-name="P9"><text:span text:style-name="CodeBold">&amp;&amp;</text:span></text:p>
          </table:table-cell>
          <table:table-cell table:style-name="Table1.B2" office:value-type="string">
            <text:p text:style-name="P8">logical and</text:p>
          </table:table-cell>
        </table:table-row>
        <table:table-row table:style-name="Table1.2">
          <table:table-cell table:style-name="Table1.A13" office:value-type="string">
            <text:p text:style-name="P9"><text:span text:style-name="CodeBold">||</text:span></text:p>
          </table:table-cell>
          <table:table-cell table:style-name="Table1.B13" office:value-type="string">
            <text:p text:style-name="P8">logical or</text:p>
          </table:table-cell>
        </table:table-row>
      </table:table>
      <text:p text:style-name="P10">Table <text:sequence text:ref-name="refTable0" text:name="Table" text:formula="ooow:Table+1" style:num-format="1">1</text:sequence>: Ski Simulator Arithmetic and Logic Operators</text:p>
      <text:p text:style-name="FigureSpace"/>
      <text:p text:style-name="Body">As an example, in <text:span text:style-name="ItalicTitle">xski</text:span>,</text:p>
      <text:p text:style-name="ListCont"><text:span text:style-name="CodeBold">eval 64 0d64 0o64 0b100000 *main ~(((0D1234+0X10EF0)*4)&lt;&lt;6)+0B10001001</text:span><text:tab/></text:p>
      <text:p text:style-name="Body">prints the values of the six expressions in the Main Window, as shown in <text:sequence-ref text:reference-format="text" text:ref-name="refIllustration0">Illustration 1: xski Evaluating Expressions</text:sequence-ref>. The first expression is taken as a hexadecimal number, the second as a decimal number, the third as an octal number, and the fourth as a binary number. The fifth expression is the value at the location specified by the symbol "<text:span text:style-name="CodeBold">main</text:span>" (the first 64 bits of the code bundle at that location), and the sixth expression is the result of some arithmetic.</text:p>
      <table:table table:name="Table2" table:style-name="Table2">
        <table:table-column table:style-name="Table2.A"/>
        <text:soft-page-break/>
        <table:table-row table:style-name="Table2.1">
          <table:table-cell table:style-name="Table2.A1" office:value-type="string">
            <text:p text:style-name="FigureSpace"><draw:frame draw:style-name="fr1" draw:name="Frame1" text:anchor-type="paragraph" svg:width="6.0417in" draw:z-index="0"><draw:text-box fo:min-height="3.8472in"><text:p text:style-name="P11"><draw:frame draw:style-name="fr2" draw:name="graphics1" text:anchor-type="paragraph" svg:x="0.0016in" svg:y="0.0008in" svg:width="6.0417in" style:rel-width="100%" svg:height="3.8472in" style:rel-height="scale" draw:z-index="1"><draw:image xlink:href="Pictures/2000000D0000B47400007358652A7EA8.wmf" xlink:type="simple" xlink:show="embed" xlink:actuate="onLoad"/></draw:frame>Illustration <text:sequence text:ref-name="refIllustration0" text:name="Illustration" text:formula="ooow:Illustration+1" style:num-format="1">1</text:sequence>: xski Evaluating Expressions</text:p></draw:text-box></draw:frame></text:p>
          </table:table-cell>
        </table:table-row>
      </table:table>
      <text:h text:style-name="Heading_20_4" text:outline-level="4"><text:bookmark-start text:name="RTF330031003900340038003a00"/><text:reference-mark-start text:name="CmdAddr"/>Add<text:bookmark-end text:name="RTF330031003900340038003a00"/>resses<text:reference-mark-end text:name="CmdAddr"/></text:h>
      <text:p text:style-name="Body">An address is specified by a 64 bit hexadecimal number. For example, the command</text:p>
      <text:p text:style-name="P4"><text:span text:style-name="CodeBold">pj 1000</text:span></text:p>
      <text:p text:style-name="Body">repositions ("jumps") the Program Window to address 0x1000. As discussed in "<text:reference-ref text:reference-format="text" text:ref-name="AppSysModeSim"/>" on page <text:reference-ref text:reference-format="page" text:ref-name="AppSysModeSim"/>, Ski supports generic addresses in application-mode programs (that is, the concept of "virtual memory" doesn't apply to application mode programs), and physical and virtual addresses in system-mode programs. For system-mode programs, the <text:span text:style-name="Bitfield">psr.dt</text:span> and <text:span text:style-name="Bitfield">psr.it</text:span> bits control whether Ski interprets addresses as physical or virtual. In some cases, you may need to change the value of one or both of these bits temporarily, so that Ski will interpret addresses the way you want. You should restore the bit values before resuming simulation, of course. You can set the <text:span text:style-name="Bitfield">psr.dt</text:span> bit with the Ski command "<text:span text:style-name="CodeBold">= psr.dt 1</text:span>" and clear the bit with "<text:span text:style-name="CodeBold">= psr.dt 0</text:span>". The corresponding commands for the <text:span text:style-name="Bitfield">psr.it</text:span> bit are "<text:span text:style-name="CodeBold">= psr.it 1</text:span>" and "<text:span text:style-name="CodeBold">= psr.it 0</text:span>", respectively.</text:p>
      <text:p text:style-name="Body">Addresses may be computed using expressions. For example, the command </text:p>
      <text:p text:style-name="P4"><text:span text:style-name="CodeBold">dj 1000+0d50</text:span></text:p>
      <text:p text:style-name="Body">repositions ("jumps") the Program Window to address 1032, because 1000 (hexadecimal) added to 50 (decimal) is 1032 (hexadecimal). Address expressions are particularly useful in symbolic constructs, as described below.</text:p>
      <text:h text:style-name="Heading_20_3" text:outline-level="3"><text:bookmark-start text:name="RTF320031003500390034003a00"/><text:reference-mark-start text:name="SymArg"/>Symbolic Arguments<text:bookmark-end text:name="RTF320031003500390034003a00"/><text:reference-mark-end text:name="SymArg"/></text:h>
      <text:p text:style-name="Body">A symbol is a sequence of characters (a "name"). Examples of symbols are program-defined symbols, registers, internal variables, labels, and filenames. Arguments may (and sometimes must) be expressed symbolically.</text:p>
      <text:h text:style-name="Heading_20_4" text:outline-level="4"><text:bookmark-start text:name="RTF330033003300300030003a00"/><text:reference-mark-start text:name="ProgDefSym"/>Program-Defined Sy<text:bookmark-end text:name="RTF330033003300300030003a00"/>mbols<text:reference-mark-end text:name="ProgDefSym"/></text:h>
      <text:p text:style-name="Body">A program-defined symbol is an identifier which can be used as a mnemonic for a memory location. Program-defined <text:soft-page-break/>symbol names are defined in the executable file for the program being simulated. Some symbols are common, well-known names (e.g. <text:span text:style-name="CodeBold">printf</text:span>, <text:span text:style-name="CodeBold">main</text:span>), and others are defined by the programmer (e.g. <text:span text:style-name="CodeBold">foo</text:span>, <text:span text:style-name="CodeBold">bar</text:span>). The <text:span text:style-name="CodeBold">symlist</text:span> command shows you the symbols sorted by address, as <text:sequence-ref text:reference-format="text" text:ref-name="refIllustration1">Illustration 2: xski's Symbol List Window</text:sequence-ref> shows.</text:p>
      <text:p text:style-name="FigureSpace"/>
      <table:table table:name="Table3" table:style-name="Table3">
        <table:table-column table:style-name="Table3.A"/>
        <table:table-row table:style-name="Table3.1">
          <table:table-cell table:style-name="Table3.A1" office:value-type="string">
            <text:p text:style-name="FigureSpace"><draw:frame draw:style-name="fr1" draw:name="Frame2" text:anchor-type="paragraph" svg:width="3.472in" draw:z-index="2"><draw:text-box fo:min-height="2.8335in"><text:p text:style-name="P11"><draw:frame draw:style-name="fr2" draw:name="graphics2" text:anchor-type="paragraph" svg:x="0.0016in" svg:y="0.0008in" svg:width="3.472in" style:rel-width="100%" svg:height="2.8335in" style:rel-height="scale" draw:z-index="3"><draw:image xlink:href="Pictures/2000000D000067DF0000552A285E641A.wmf" xlink:type="simple" xlink:show="embed" xlink:actuate="onLoad"/></draw:frame>Illustration <text:sequence text:ref-name="refIllustration1" text:name="Illustration" text:formula="ooow:Illustration+1" style:num-format="1">2</text:sequence>: xski's Symbol List Window</text:p></draw:text-box></draw:frame></text:p>
          </table:table-cell>
        </table:table-row>
      </table:table>
      <text:p text:style-name="FigureSpace"/>
      <text:h text:style-name="Heading_20_4" text:outline-level="4"><text:bookmark-start text:name="RTF320032003000300039003a00"/><text:reference-mark-start text:name="CmdReg"/>Registers<text:bookmark-end text:name="RTF320032003000300039003a00"/><text:reference-mark-end text:name="CmdReg"/></text:h>
      <text:p text:style-name="Body">A register name is a predefined mnemonic for a processor register. The general registers, for example, are referred to as <text:span text:style-name="CodeBold">r0</text:span>, <text:span text:style-name="CodeBold">r1</text:span>, ..., <text:span text:style-name="CodeBold">r127</text:span>. (The register names Ski recognizes are listed in "<text:reference-ref text:reference-format="text" text:ref-name="RegNameApp"/>" on page <text:reference-ref text:reference-format="page" text:ref-name="RegNameApp"/>.) For example, the command</text:p>
      <text:p text:style-name="P4"><text:span text:style-name="CodeBold">= r31 ip</text:span></text:p>
      <text:p text:style-name="Body">assigns the value contained in the <text:span text:style-name="CodeBold">ip</text:span> register to general register 31. (For a description of the <text:span text:style-name="CodeBold">=</text:span> command, see "<text:reference-ref text:reference-format="text" text:ref-name="ChgRegMem"/>" on page <text:reference-ref text:reference-format="page" text:ref-name="ChgRegMem"/>.) Wherever the simulator expects you to supply a numeric argument, you can use a register instead. You may only refer to currently-visible registers, according to the stacking and rotation mechanisms of the IA-64 architecture.</text:p>
      <text:h text:style-name="Heading_20_4" text:outline-level="4"><text:bookmark-start text:name="RTF330035003400350032003a00"/><text:reference-mark-start text:name="CmdIntVar"/>Internal Variables<text:bookmark-end text:name="RTF330035003400350032003a00"/><text:reference-mark-end text:name="CmdIntVar"/></text:h>
      <text:p text:style-name="Body">The simulator provides internal variables for you to use in command files (see "<text:reference-ref text:reference-format="text" text:ref-name="CmdFileChap"/>" on page <text:reference-ref text:reference-format="page" text:ref-name="CmdFileChap"/>). These internal variables are read-only; you cannot change their values. You can refer to an internal variable in any context where you could refer to an IA-64 register. Ski has four internal variables:</text:p>
      <text:p text:style-name="P5"><text:span text:style-name="CodeBold">$cycles$</text:span></text:p>
      <text:p text:style-name="GlossaryText">The total number of "virtual cycles" simulated. A virtual cycle is a cycle on a machine with an very large number of execution units and very fast memory; a real IA-64 processor may take more cycles. In a command file, you might use this variable to gather statistics about the efficiency of a particular compiler optimization algorithm. The value of <text:span text:style-name="CodeBold">$cycles$</text:span> is always equal to the value of <text:span text:style-name="CodeBold">$insts$</text:span> for IA-32 programs.</text:p>
      <text:p text:style-name="P5"><text:span text:style-name="CodeBold">$exited$</text:span></text:p>
      <text:p text:style-name="GlossaryText">The value 0 until the simulated program exits. Then the variable takes the value 1. In a command file, you would <text:soft-page-break/>use <text:span text:style-name="CodeBold">$exited$</text:span> to detect a program termination. Program termination is defined for IA-64 application-mode programs as a call to the <text:span text:style-name="CodeBold">exit()</text:span> function or the receipt of an unhandled signal. For IA-64 system-mode programs, normal termination is defined to be a call to the Simulator System Call exit function or execution of <text:span text:style-name="Instruction">BREAK 0</text:span> instruction. This variable is not supported for IA-32 programs in application-mode or system-mode. (See "<text:reference-ref text:reference-format="text" text:ref-name="AppSysModeSim"/>" on page <text:reference-ref text:reference-format="page" text:ref-name="AppSysModeSim"/> for details on these modes.)</text:p>
      <text:p text:style-name="P5"><text:span text:style-name="CodeBold">$heap$</text:span></text:p>
      <text:p text:style-name="GlossaryText">This variable has meaning only for IA-64 programs running in application-mode, as described in "<text:reference-ref text:reference-format="text" text:ref-name="AppSysModeSim"/>" on page <text:reference-ref text:reference-format="page" text:ref-name="AppSysModeSim"/>. <text:span text:style-name="CodeBold">$heap$</text:span> marks the address past the "far end" of the simulated heap, that is, the end farthest from the end of the data section. The heap starts at the first sixteen-byte-aligned address after the data section. Ski updates the <text:span text:style-name="CodeBold">$heap$</text:span> variable as the program being simulated malloc's memory (for programs written in C; adapt accordingly for other programming languages). You can use the <text:span text:style-name="CodeBold">$heap$</text:span> variable to debug wild pointer problems: if your program has a pointer that allegedly points to a malloc'ed data structure, but the pointer value exceeds <text:span text:style-name="CodeBold">$heap$</text:span>, the pointer is invalid. For system-mode programs and IA-32 programs, this variable is meaningless, as there is no malloc support.</text:p>
      <text:p text:style-name="P5"><text:span text:style-name="CodeBold">$insts$</text:span></text:p>
      <text:p text:style-name="GlossaryText">The number of instructions that have been simulated so far (including any faulting instructions, for programs running in system-mode, described in "<text:reference-ref text:reference-format="text" text:ref-name="AppSysModeSim"/>" on page <text:reference-ref text:reference-format="page" text:ref-name="AppSysModeSim"/> . In a command file, you might use this variable to stop simulation after a certain number of instructions. The value of <text:span text:style-name="CodeBold">$insts$</text:span> is always equal to the value of <text:span text:style-name="CodeBold">$cycles$</text:span> for IA-32 programs.</text:p>
      <text:h text:style-name="Heading_20_4" text:outline-level="4"><text:bookmark-start text:name="RTF310031003200330037003a00"/><text:reference-mark-start text:name="CmdLabel"/>Labels<text:bookmark-end text:name="RTF310031003200330037003a00"/><text:reference-mark-end text:name="CmdLabel"/></text:h>
      <text:p text:style-name="Body">Labels (see "<text:reference-ref text:reference-format="text" text:ref-name="LabelCmdFiles"/>" on page <text:reference-ref text:reference-format="page" text:ref-name="LabelCmdFiles"/>) are names which consist of an alpha (upper or lower case alphabetic, <text:span text:style-name="CodeBold">$</text:span>, or <text:span text:style-name="CodeBold">_</text:span>), followed by a sequence of alphas or digits (e.g., <text:span text:style-name="CodeBold">abc123</text:span>, <text:span text:style-name="CodeBold">$foo_bar</text:span>, etc.) and ending with a colon ("<text:span text:style-name="CodeBold">:</text:span>"). They may be up to 132 characters long. Labels are used in command files as targets of the <text:span text:style-name="CodeBold">goto</text:span> command.</text:p>
      <text:h text:style-name="Heading_20_4" text:outline-level="4"><text:bookmark-start text:name="RTF330033003200320039003a00"/><text:reference-mark-start text:name="CmdFilename"/>Filenames<text:bookmark-end text:name="RTF330033003200320039003a00"/><text:reference-mark-end text:name="CmdFilename"/></text:h>
      <text:p text:style-name="Body">Filenames are subject to the restrictions of the underlying Linux operating system. Ski performs tilde ("<text:span text:style-name="CodeBold">~</text:span>") expansion: if you provide a pathname whose first word starts with a tilde, Ski assumes the word is a username and tries to replace it (and the tilde) with the user's home directory. For example, "<text:span text:style-name="Code">~david/hello</text:span>" might be expanded to "<text:span text:style-name="Code">/home/david/hello</text:span>".</text:p>
      <text:h text:style-name="Heading_20_3" text:outline-level="3">Resolving Ambiguous Symbols and Numbers</text:h>
      <text:p text:style-name="Body">Some character sequences can be interpreted in more than one way. For example, the character sequence "b3" can be interpreted as a branch register, a program-defined symbol, or a hexadecimal number. To resolve the ambiguity, Ski looks first in its symbol tables for program-defined symbols and internal variables (which includes register names). If a match is found, the matching value is used, otherwise the character sequence is taken as a number. You can force the numeric interpretation by putting a "<text:span text:style-name="CodeBold">0x</text:span>" or "<text:span text:style-name="CodeBold">0X</text:span>" prefix in front of the number, such as "<text:span text:style-name="CodeBold">0xb3</text:span>". It is undefined whether Ski searches the symbol table for program-defined symbols before or after the internal variable symbol table. Because of this, it is wise to avoid naming global variables and functions with names duplicating any of Ski's internal variables. In practice, this means you should avoid using register names as names of variables and functions in your programs.</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ody" style:family="paragraph">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px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RightSmall" style:family="paragraph" style:next-style-name="_31_stAlpha2ndLevel">
      <style:paragraph-properties fo:margin-left="0in" fo:margin-right="0in" fo:margin-top="0in" fo:margin-bottom="0in" style:line-height-at-least="0.1665in" fo:text-align="end"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Middle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IX"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abel" style:family="paragraph">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Anchor" style:family="paragraph">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left="0in" fo:margin-right="0in" fo:text-indent="0in" style:auto-text-indent="false" style:page-number="auto"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SmallInstSection" style:family="text">
      <style:text-properties fo:font-variant="normal" fo:text-transform="none" fo:color="#000000" style:text-line-through-style="none" style:text-position="0% 100%" style:font-name="Times" fo:font-size="7pt" fo:letter-spacing="normal" fo:font-style="normal" style:text-underline-style="none" fo:font-weight="bold" style:font-name-asian="Times" style:font-size-asian="7pt" style:font-style-asian="normal" style:font-weight-asian="bold" style:font-name-complex="Times" style:font-size-complex="7pt" style:font-style-complex="normal" style:font-weight-complex="bold"/>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Times" fo:font-size="10pt" fo:font-style="normal" style:text-underline-style="none" fo:font-weight="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 Draft (</text:span><text:span text:style-name="DraftNoticeChar"><text:user-field-get text:name="SAVEDATE  \@ &quot;M'/'d'/'yy&quot;">9 Oct 07</text:user-field-get></text:span><text:span text:style-name="DraftNoticeChar">)</text:span></text:p>
      </style:header-left>
      <style:footer>
        <text:p text:style-name="P1">Copyright © 2000 Hewlett-Packard Co.<text:tab/><text:tab/><text:chapter text:display="number-and-name" text:outline-level="1"/>-<text:page-number style:num-format="1" text:select-page="current"/></text:p>
      </style:footer>
      <style:footer-left>
        <text:p text:style-name="P2"><text:chapter text:display="number-and-name" text:outline-level="1"/>-<text:page-number style:num-format="1" text:select-page="current"/><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21</meta:creation-date>
    <dc:creator>Lorna Vallad</dc:creator>
    <dc:date>2007-12-13T14:38:33</dc:date>
    <meta:editing-cycles>32</meta:editing-cycles>
    <meta:editing-duration>PT3H35M46S</meta:editing-duration>
    <meta:user-defined meta:name="Info 1"/>
    <meta:user-defined meta:name="Info 2"/>
    <meta:user-defined meta:name="Info 3"/>
    <meta:user-defined meta:name="Info 4"/>
    <meta:document-statistic meta:table-count="3" meta:image-count="2" meta:object-count="0" meta:page-count="6" meta:paragraph-count="101" meta:word-count="2366" meta:character-count="14459"/>
  </office:meta>
</office:document-meta>
</file>